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dash" draw:stroke-dash="Dashed_20__28_var_29__20_3192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dash" draw:stroke-dash="Dashed_20__28_var_29__20_3193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none" draw:stroke-dash="Dashed_20__28_var_29__20_319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8cm" fo:min-width="0.288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none" draw:stroke-dash="Dashed_20__28_var_29__20_319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8cm" fo:min-width="0.23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none" draw:stroke-dash="Dashed_20__28_var_29__20_319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8cm" fo:min-width="0.26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none" draw:stroke-dash="Dashed_20__28_var_29__20_319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8cm" fo:min-width="0.211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ans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Bitstream Vera Sans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0.406cm" svg:y1="14.181cm" svg:x2="9.247cm" svg:y2="16.058cm">
            <text:p/>
          </draw:line>
          <draw:line draw:style-name="gr1" draw:text-style-name="P1" draw:layer="layout" svg:x1="9.247cm" svg:y1="16.059cm" svg:x2="12.944cm" svg:y2="15.943cm">
            <text:p/>
          </draw:line>
          <draw:line draw:style-name="gr1" draw:text-style-name="P1" draw:layer="layout" svg:x1="10.406cm" svg:y1="14.181cm" svg:x2="12.944cm" svg:y2="15.94cm">
            <text:p/>
          </draw:line>
          <draw:line draw:style-name="gr2" draw:text-style-name="P1" draw:layer="layout" svg:x1="10.402cm" svg:y1="14.188cm" svg:x2="10.912cm" svg:y2="16.486cm">
            <text:p/>
          </draw:line>
          <draw:line draw:style-name="gr3" draw:text-style-name="P1" draw:layer="layout" svg:x1="12.943cm" svg:y1="15.936cm" svg:x2="9.48cm" svg:y2="14.938cm">
            <text:p/>
          </draw:line>
          <draw:frame draw:style-name="gr4" draw:text-style-name="P3" draw:layer="layout" svg:width="0.288cm" svg:height="0.38cm" svg:x="10.261cm" svg:y="13.788cm">
            <draw:text-box>
              <text:p text:style-name="P2"><text:span text:style-name="T1">M</text:span></text:p>
            </draw:text-box>
          </draw:frame>
          <draw:frame draw:style-name="gr5" draw:text-style-name="P3" draw:layer="layout" svg:width="0.234cm" svg:height="0.38cm" svg:x="8.938cm" svg:y="15.996cm">
            <draw:text-box>
              <text:p text:style-name="P2"><text:span text:style-name="T1">R</text:span></text:p>
            </draw:text-box>
          </draw:frame>
          <draw:frame draw:style-name="gr6" draw:text-style-name="P3" draw:layer="layout" svg:width="0.264cm" svg:height="0.38cm" svg:x="10.316cm" svg:y="15.306cm">
            <draw:text-box>
              <text:p text:style-name="P2"><text:span text:style-name="T1">O</text:span></text:p>
            </draw:text-box>
          </draw:frame>
          <draw:frame draw:style-name="gr7" draw:text-style-name="P3" draw:layer="layout" svg:width="0.211cm" svg:height="0.38cm" svg:x="13.004cm" svg:y="15.825cm">
            <draw:text-box>
              <text:p text:style-name="P2"><text:span text:style-name="T1">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3192" draw:display-name="Dashed (var) 3192" draw:style="rect" draw:dots1="1" draw:dots1-length="0.029cm" draw:dots2="1" draw:dots2-length="0.029cm" draw:distance="0.029cm"/>
    <draw:stroke-dash draw:name="Dashed_20__28_var_29__20_3193" draw:display-name="Dashed (var) 3193" draw:style="rect" draw:dots1="1" draw:dots1-length="0.029cm" draw:dots2="1" draw:dots2-length="0.029cm" draw:distance="0.029cm"/>
    <draw:stroke-dash draw:name="Dashed_20__28_var_29__20_3194" draw:display-name="Dashed (var) 3194" draw:style="rect" draw:dots1="1" draw:dots1-length="0.001cm" draw:dots2="1" draw:dots2-length="0.001cm" draw:distance="0.001cm"/>
    <draw:stroke-dash draw:name="Dashed_20__28_var_29__20_3195" draw:display-name="Dashed (var) 3195" draw:style="rect" draw:dots1="1" draw:dots1-length="0.001cm" draw:dots2="1" draw:dots2-length="0.001cm" draw:distance="0.001cm"/>
    <draw:stroke-dash draw:name="Dashed_20__28_var_29__20_3196" draw:display-name="Dashed (var) 3196" draw:style="rect" draw:dots1="1" draw:dots1-length="0.001cm" draw:dots2="1" draw:dots2-length="0.001cm" draw:distance="0.001cm"/>
    <draw:stroke-dash draw:name="Dashed_20__28_var_29__20_3197" draw:display-name="Dashed (var) 3197" draw:style="rect" draw:dots1="1" draw:dots1-length="0.001cm" draw:dots2="1" draw:dots2-length="0.001cm" draw:distance="0.00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3:18:11.865725571</meta:creation-date>
    <dc:date>2018-02-26T13:18:53.188758994</dc:date>
    <meta:editing-duration>PT41S</meta:editing-duration>
    <meta:editing-cycles>1</meta:editing-cycles>
    <meta:document-statistic meta:object-count="10"/>
    <meta:generator>LibreOffice/6.0.0.3$MacOSX_X86_64 LibreOffice_project/64a0f66915f38c6217de274f0aa8e15618924765</meta:generator>
  </office:meta>
</office:document-meta>
</file>